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Grande" svg:font-family="'Lucida Grande', 'Lucida Sans Unicode', 'Lucida Sans', Verdana, Tahoma, sans-serif"/>
    <style:font-face style:name="TrebuchetMS" svg:font-family="TrebuchetMS"/>
    <style:font-face style:name="adobe-clean" svg:font-family="adobe-clean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pitch="variable"/>
    <style:font-face style:name="Raleway" svg:font-family="Raleway" style:font-adornments="Thin" style:font-pitch="variable"/>
    <style:font-face style:name="Univers LT Std" svg:font-family="'Univers LT Std'" style:font-adornments="55 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Arial" fo:language="de" fo:country="DE" officeooo:rsid="00559f2b"/>
    </style:style>
    <style:style style:name="P2" style:family="paragraph" style:parent-style-name="Text_20_body">
      <style:text-properties officeooo:paragraph-rsid="01ac47a2"/>
    </style:style>
    <style:style style:name="P3" style:family="paragraph" style:parent-style-name="Text_20_body">
      <style:text-properties officeooo:paragraph-rsid="01abe867"/>
    </style:style>
    <style:style style:name="P4" style:family="paragraph" style:parent-style-name="Text_20_body">
      <style:text-properties officeooo:paragraph-rsid="008f189e"/>
    </style:style>
    <style:style style:name="P5" style:family="paragraph" style:parent-style-name="Text_20_body">
      <style:text-properties officeooo:rsid="02d5757c" officeooo:paragraph-rsid="001c8bb5"/>
    </style:style>
    <style:style style:name="P6" style:family="paragraph" style:parent-style-name="Text_20_body">
      <style:text-properties style:font-name="Arial" fo:font-size="12pt" officeooo:rsid="00ad3346" officeooo:paragraph-rsid="001bfe4f" style:font-size-asian="12pt" style:font-size-complex="12pt"/>
    </style:style>
    <style:style style:name="P7" style:family="paragraph" style:parent-style-name="Text_20_body">
      <style:text-properties style:font-name="Arial" fo:font-size="12pt" officeooo:rsid="0175dca6" officeooo:paragraph-rsid="001bfe4f" style:font-size-asian="12pt" style:font-size-complex="12pt"/>
    </style:style>
    <style:style style:name="P8" style:family="paragraph" style:parent-style-name="Text_20_body">
      <style:text-properties style:font-name="Arial" fo:font-size="12pt" officeooo:rsid="0175dca6" officeooo:paragraph-rsid="00224a50" style:font-size-asian="12pt" style:font-size-complex="12pt"/>
    </style:style>
    <style:style style:name="P9" style:family="paragraph" style:parent-style-name="Text_20_body">
      <style:text-properties style:font-name="Arial" fo:language="de" fo:country="DE"/>
    </style:style>
    <style:style style:name="P10" style:family="paragraph" style:parent-style-name="Text_20_body">
      <style:text-properties officeooo:paragraph-rsid="001bfe4f"/>
    </style:style>
    <style:style style:name="P11" style:family="paragraph" style:parent-style-name="Text_20_body">
      <style:text-properties officeooo:paragraph-rsid="001c8bb5"/>
    </style:style>
    <style:style style:name="P12" style:family="paragraph" style:parent-style-name="Text_20_body">
      <style:text-properties officeooo:paragraph-rsid="001cefc2"/>
    </style:style>
    <style:style style:name="P13" style:family="paragraph" style:parent-style-name="Text_20_body">
      <style:text-properties officeooo:paragraph-rsid="00253e63"/>
    </style:style>
    <style:style style:name="P14" style:family="paragraph" style:parent-style-name="Text_20_body">
      <style:text-properties officeooo:paragraph-rsid="00266e48"/>
    </style:style>
    <style:style style:name="P15" style:family="paragraph" style:parent-style-name="Text_20_body">
      <style:text-properties officeooo:paragraph-rsid="0026d173"/>
    </style:style>
    <style:style style:name="P16" style:family="paragraph" style:parent-style-name="Text_20_body">
      <style:text-properties officeooo:paragraph-rsid="002e0872"/>
    </style:style>
    <style:style style:name="P17" style:family="paragraph" style:parent-style-name="Text_20_body">
      <style:text-properties officeooo:paragraph-rsid="002ea632"/>
    </style:style>
    <style:style style:name="P18" style:family="paragraph" style:parent-style-name="Text_20_body">
      <style:text-properties officeooo:paragraph-rsid="002f03d3"/>
    </style:style>
    <style:style style:name="P19" style:family="paragraph" style:parent-style-name="Text_20_body">
      <style:text-properties officeooo:paragraph-rsid="00313fa4"/>
    </style:style>
    <style:style style:name="P20" style:family="paragraph" style:parent-style-name="Text_20_body">
      <style:text-properties officeooo:paragraph-rsid="00324a5f"/>
    </style:style>
    <style:style style:name="P21" style:family="paragraph" style:parent-style-name="Text_20_body">
      <style:text-properties officeooo:paragraph-rsid="00360927"/>
    </style:style>
    <style:style style:name="P22" style:family="paragraph" style:parent-style-name="Text_20_body">
      <style:text-properties officeooo:paragraph-rsid="0036c2cd"/>
    </style:style>
    <style:style style:name="P23" style:family="paragraph" style:parent-style-name="Text_20_body">
      <style:text-properties officeooo:rsid="003b62f6" officeooo:paragraph-rsid="003b62f6"/>
    </style:style>
    <style:style style:name="P24" style:family="paragraph" style:parent-style-name="Text_20_body">
      <style:text-properties officeooo:paragraph-rsid="0044475e"/>
    </style:style>
    <style:style style:name="P25" style:family="paragraph" style:parent-style-name="Text_20_body">
      <style:text-properties officeooo:rsid="00511275" officeooo:paragraph-rsid="00511275"/>
    </style:style>
    <style:style style:name="P26" style:family="paragraph" style:parent-style-name="Text_20_body">
      <style:text-properties officeooo:paragraph-rsid="00531f36"/>
    </style:style>
    <style:style style:name="P27" style:family="paragraph" style:parent-style-name="Text_20_body">
      <style:text-properties officeooo:paragraph-rsid="00577ee1"/>
    </style:style>
    <style:style style:name="P28" style:family="paragraph" style:parent-style-name="Text_20_body">
      <style:text-properties officeooo:paragraph-rsid="005ca9b6"/>
    </style:style>
    <style:style style:name="P29" style:family="paragraph" style:parent-style-name="Heading_20_1" style:master-page-name="Index">
      <style:paragraph-properties style:page-number="4"/>
      <style:text-properties style:font-name="Arial" fo:language="de" fo:country="DE"/>
    </style:style>
    <style:style style:name="P30" style:family="paragraph" style:parent-style-name="Heading_20_2">
      <style:text-properties style:font-name="Arial" fo:language="de" fo:country="DE" fo:font-weight="bold" officeooo:rsid="02880e29" officeooo:paragraph-rsid="001c8bb5" style:font-weight-asian="bold" style:font-weight-complex="bold"/>
    </style:style>
    <style:style style:name="P31" style:family="paragraph" style:parent-style-name="Heading_20_2">
      <style:text-properties officeooo:rsid="02880e29" officeooo:paragraph-rsid="001bfe4f"/>
    </style:style>
    <style:style style:name="P32" style:family="paragraph" style:parent-style-name="Footer">
      <style:paragraph-properties fo:text-align="end" style:justify-single-word="false"/>
      <style:text-properties style:font-name="Arial"/>
    </style:style>
    <style:style style:name="P33" style:family="paragraph" style:parent-style-name="Footer">
      <style:paragraph-properties fo:text-align="end" style:justify-single-word="false"/>
      <style:text-properties style:font-name="Arial" fo:language="de" fo:country="DE"/>
    </style:style>
    <style:style style:name="P34" style:family="paragraph" style:parent-style-name="Header">
      <style:paragraph-properties fo:text-align="end" style:justify-single-word="false"/>
      <style:text-properties style:font-name="Arial" fo:font-size="10pt" officeooo:rsid="001820a1" officeooo:paragraph-rsid="001820a1" style:font-size-asian="10pt" style:font-size-complex="10pt"/>
    </style:style>
    <style:style style:name="P35" style:family="paragraph" style:parent-style-name="Heading_20_3">
      <style:text-properties officeooo:paragraph-rsid="00313fa4"/>
    </style:style>
    <style:style style:name="P36" style:family="paragraph" style:parent-style-name="Text_20_body">
      <style:text-properties officeooo:paragraph-rsid="00253e63"/>
    </style:style>
    <style:style style:name="P37" style:family="paragraph" style:parent-style-name="Text_20_body">
      <style:text-properties officeooo:paragraph-rsid="0060792d"/>
    </style:style>
    <style:style style:name="P38" style:family="paragraph" style:parent-style-name="Text_20_body">
      <style:text-properties officeooo:paragraph-rsid="00611587"/>
    </style:style>
    <style:style style:name="P39" style:family="paragraph" style:parent-style-name="Text_20_body">
      <style:text-properties officeooo:paragraph-rsid="0034d9e0"/>
    </style:style>
    <style:style style:name="P40" style:family="paragraph" style:parent-style-name="Text_20_body">
      <style:text-properties officeooo:paragraph-rsid="00619edc"/>
    </style:style>
    <style:style style:name="P41" style:family="paragraph" style:parent-style-name="Text_20_body">
      <style:text-properties officeooo:paragraph-rsid="0064b996"/>
    </style:style>
    <style:style style:name="P42" style:family="paragraph" style:parent-style-name="Header_20_right">
      <style:paragraph-properties fo:text-align="end" style:justify-single-word="false"/>
      <style:text-properties style:font-name="Arial" fo:font-size="10pt" style:font-size-asian="10pt" style:font-size-complex="10pt"/>
    </style:style>
    <style:style style:name="T1" style:family="text">
      <style:text-properties officeooo:rsid="00e13305"/>
    </style:style>
    <style:style style:name="T2" style:family="text">
      <style:text-properties fo:font-style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8a0402" style:font-style-asian="italic" style:font-style-complex="italic"/>
    </style:style>
    <style:style style:name="T5" style:family="text">
      <style:text-properties fo:font-style="italic" officeooo:rsid="01aedec8" style:font-style-asian="italic" style:font-style-complex="italic"/>
    </style:style>
    <style:style style:name="T6" style:family="text">
      <style:text-properties fo:font-style="italic" officeooo:rsid="02a6b895" style:font-style-asian="italic" style:font-style-complex="italic"/>
    </style:style>
    <style:style style:name="T7" style:family="text">
      <style:text-properties fo:font-style="italic" officeooo:rsid="0033500f" style:font-style-asian="italic" style:font-style-complex="italic"/>
    </style:style>
    <style:style style:name="T8" style:family="text">
      <style:text-properties fo:font-style="italic" officeooo:rsid="00360927" style:font-style-asian="italic" style:font-style-complex="italic"/>
    </style:style>
    <style:style style:name="T9" style:family="text">
      <style:text-properties fo:font-style="italic" officeooo:rsid="00324a5f" style:font-style-asian="italic" style:font-style-complex="italic"/>
    </style:style>
    <style:style style:name="T10" style:family="text">
      <style:text-properties fo:font-style="italic" officeooo:rsid="02948fd8" style:font-style-asian="italic" style:font-style-complex="italic"/>
    </style:style>
    <style:style style:name="T11" style:family="text">
      <style:text-properties fo:font-style="italic" officeooo:rsid="004e7986" style:font-style-asian="italic" style:font-style-complex="italic"/>
    </style:style>
    <style:style style:name="T12" style:family="text">
      <style:text-properties fo:font-style="italic" officeooo:rsid="00531f36" style:font-style-asian="italic" style:font-style-complex="italic"/>
    </style:style>
    <style:style style:name="T13" style:family="text">
      <style:text-properties fo:font-style="italic" officeooo:rsid="0056253a" style:font-style-asian="italic" style:font-style-complex="italic"/>
    </style:style>
    <style:style style:name="T14" style:family="text">
      <style:text-properties officeooo:rsid="005d0a8c"/>
    </style:style>
    <style:style style:name="T15" style:family="text">
      <style:text-properties officeooo:rsid="005d0f2c"/>
    </style:style>
    <style:style style:name="T16" style:family="text">
      <style:text-properties officeooo:rsid="02d285ce"/>
    </style:style>
    <style:style style:name="T17" style:family="text">
      <style:text-properties officeooo:rsid="02880e29"/>
    </style:style>
    <style:style style:name="T18" style:family="text">
      <style:text-properties officeooo:rsid="0288a6e9"/>
    </style:style>
    <style:style style:name="T19" style:family="text">
      <style:text-properties officeooo:rsid="02948fd8"/>
    </style:style>
    <style:style style:name="T20" style:family="text">
      <style:text-properties officeooo:rsid="008c6785"/>
    </style:style>
    <style:style style:name="T21" style:family="text">
      <style:text-properties officeooo:rsid="0088a65f"/>
    </style:style>
    <style:style style:name="T22" style:family="text">
      <style:text-properties officeooo:rsid="008a0402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27ef20f" style:font-style-asian="normal" style:font-style-complex="normal"/>
    </style:style>
    <style:style style:name="T25" style:family="text">
      <style:text-properties fo:font-style="normal" officeooo:rsid="01aedec8" style:font-style-asian="normal" style:font-style-complex="normal"/>
    </style:style>
    <style:style style:name="T26" style:family="text">
      <style:text-properties fo:font-style="normal" officeooo:rsid="01b08b1a" style:font-style-asian="normal" style:font-style-complex="normal"/>
    </style:style>
    <style:style style:name="T27" style:family="text">
      <style:text-properties fo:font-style="normal" officeooo:rsid="008a0402" style:font-style-asian="normal" style:font-style-complex="normal"/>
    </style:style>
    <style:style style:name="T28" style:family="text">
      <style:text-properties fo:font-style="normal" officeooo:rsid="0026d173" style:font-style-asian="normal" style:font-style-complex="normal"/>
    </style:style>
    <style:style style:name="T29" style:family="text">
      <style:text-properties fo:font-style="normal" officeooo:rsid="00324a5f" style:font-style-asian="normal" style:font-style-complex="normal"/>
    </style:style>
    <style:style style:name="T30" style:family="text">
      <style:text-properties officeooo:rsid="027ef20f"/>
    </style:style>
    <style:style style:name="T31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32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variant="normal" fo:text-transform="none" fo:color="#000000" style:font-name="Arial" fo:font-size="12pt" fo:letter-spacing="normal" fo:font-style="normal" fo:font-weight="normal" officeooo:rsid="01b08b1a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variant="normal" fo:text-transform="none" fo:color="#000000" style:font-name="Arial" fo:letter-spacing="normal" fo:font-style="italic" fo:font-weight="normal" officeooo:rsid="01aedec8" style:font-style-asian="italic" style:font-weight-asian="normal" style:font-style-complex="italic" style:font-weight-complex="normal"/>
    </style:style>
    <style:style style:name="T35" style:family="text">
      <style:text-properties style:font-name="Arial" fo:font-size="12pt" style:font-size-asian="12pt" style:font-size-complex="12pt"/>
    </style:style>
    <style:style style:name="T36" style:family="text">
      <style:text-properties style:font-name="Arial" fo:font-size="12pt" officeooo:rsid="0088a65f" style:font-size-asian="12pt" style:font-size-complex="12pt"/>
    </style:style>
    <style:style style:name="T37" style:family="text">
      <style:text-properties style:font-name="Arial" fo:font-size="12pt" officeooo:rsid="008e6d82" style:font-size-asian="12pt" style:font-size-complex="12pt"/>
    </style:style>
    <style:style style:name="T38" style:family="text">
      <style:text-properties style:font-name="Arial" fo:font-size="12pt" officeooo:rsid="00aa9377" style:font-size-asian="12pt" style:font-size-complex="12pt"/>
    </style:style>
    <style:style style:name="T39" style:family="text">
      <style:text-properties style:font-name="Arial" fo:font-size="12pt" fo:font-style="normal" officeooo:rsid="00aa9377" style:font-size-asian="12pt" style:font-style-asian="normal" style:font-size-complex="12pt" style:font-style-complex="normal"/>
    </style:style>
    <style:style style:name="T40" style:family="text">
      <style:text-properties style:font-name="Arial" fo:font-size="12pt" fo:font-style="normal" officeooo:rsid="002e0872" style:font-size-asian="12pt" style:font-style-asian="normal" style:font-size-complex="12pt" style:font-style-complex="normal"/>
    </style:style>
    <style:style style:name="T41" style:family="text">
      <style:text-properties style:font-name="Arial" fo:font-size="12pt" fo:font-style="italic" style:font-size-asian="12pt" style:font-style-asian="italic" style:font-size-complex="12pt" style:font-style-complex="italic"/>
    </style:style>
    <style:style style:name="T42" style:family="text">
      <style:text-properties style:font-name="Arial" fo:font-size="12pt" fo:font-style="italic" officeooo:rsid="00aa9377" style:font-size-asian="12pt" style:font-style-asian="italic" style:font-size-complex="12pt" style:font-style-complex="italic"/>
    </style:style>
    <style:style style:name="T43" style:family="text">
      <style:text-properties style:font-name="Arial" fo:language="de" fo:country="DE" officeooo:rsid="00559f2b"/>
    </style:style>
    <style:style style:name="T44" style:family="text">
      <style:text-properties style:font-name="Arial" fo:language="de" fo:country="DE" officeooo:rsid="00918c25"/>
    </style:style>
    <style:style style:name="T45" style:family="text">
      <style:text-properties style:font-name="Arial" fo:language="de" fo:country="DE" fo:font-style="italic" officeooo:rsid="00918c25" style:font-style-asian="italic" style:font-style-complex="italic"/>
    </style:style>
    <style:style style:name="T46" style:family="text">
      <style:text-properties style:font-name="Arial" fo:language="de" fo:country="DE" fo:font-style="italic" officeooo:rsid="00a5c096" style:font-style-asian="italic" style:font-style-complex="italic"/>
    </style:style>
    <style:style style:name="T47" style:family="text">
      <style:text-properties style:font-name="Arial" fo:language="de" fo:country="DE" fo:font-style="italic" officeooo:rsid="009e104d" style:font-style-asian="italic" style:font-style-complex="italic"/>
    </style:style>
    <style:style style:name="T48" style:family="text">
      <style:text-properties style:font-name="Arial" fo:language="de" fo:country="DE" fo:font-style="italic" officeooo:rsid="00559f2b" style:font-style-asian="italic" style:font-style-complex="italic"/>
    </style:style>
    <style:style style:name="T49" style:family="text">
      <style:text-properties style:font-name="Arial" fo:language="de" fo:country="DE" fo:font-style="italic" fo:font-weight="normal" officeooo:rsid="02880e29" style:font-style-asian="italic" style:font-weight-asian="normal" style:font-style-complex="italic" style:font-weight-complex="normal"/>
    </style:style>
    <style:style style:name="T50" style:family="text">
      <style:text-properties style:font-name="Arial" fo:language="de" fo:country="DE" fo:font-style="normal" officeooo:rsid="00a5c096" style:font-style-asian="normal" style:font-style-complex="normal"/>
    </style:style>
    <style:style style:name="T51" style:family="text">
      <style:text-properties style:font-name="Arial" fo:language="de" fo:country="DE" fo:font-style="normal" officeooo:rsid="02a8d3e4" style:font-style-asian="normal" style:font-style-complex="normal"/>
    </style:style>
    <style:style style:name="T52" style:family="text">
      <style:text-properties style:font-name="Arial" fo:language="de" fo:country="DE" fo:font-style="normal" officeooo:rsid="001cefc2" style:font-style-asian="normal" style:font-style-complex="normal"/>
    </style:style>
    <style:style style:name="T53" style:family="text">
      <style:text-properties style:font-name="Arial" fo:language="de" fo:country="DE" fo:font-style="normal" officeooo:rsid="0020bd12" style:font-style-asian="normal" style:font-style-complex="normal"/>
    </style:style>
    <style:style style:name="T54" style:family="text">
      <style:text-properties style:font-name="Arial" fo:language="de" fo:country="DE" fo:font-style="normal" officeooo:rsid="00224a50" style:font-style-asian="normal" style:font-style-complex="normal"/>
    </style:style>
    <style:style style:name="T55" style:family="text">
      <style:text-properties style:font-name="Arial" fo:language="de" fo:country="DE" fo:font-style="normal" officeooo:rsid="0064b996" style:font-style-asian="normal" style:font-style-complex="normal"/>
    </style:style>
    <style:style style:name="T56" style:family="text">
      <style:text-properties style:font-name="Arial" fo:language="de" fo:country="DE" officeooo:rsid="009e104d"/>
    </style:style>
    <style:style style:name="T57" style:family="text">
      <style:text-properties style:font-name="Arial" fo:language="de" fo:country="DE" officeooo:rsid="00a5c096"/>
    </style:style>
    <style:style style:name="T58" style:family="text">
      <style:text-properties style:font-name="Arial" fo:language="de" fo:country="DE" fo:font-weight="normal" officeooo:rsid="02880e29" style:font-weight-asian="normal" style:font-weight-complex="normal"/>
    </style:style>
    <style:style style:name="T59" style:family="text">
      <style:text-properties style:font-name="Arial" fo:language="de" fo:country="DE" fo:font-weight="normal" officeooo:rsid="02bc3743" style:font-weight-asian="normal" style:font-weight-complex="normal"/>
    </style:style>
    <style:style style:name="T60" style:family="text">
      <style:text-properties style:font-name="Arial" fo:language="de" fo:country="DE" officeooo:rsid="00266e48"/>
    </style:style>
    <style:style style:name="T61" style:family="text">
      <style:text-properties officeooo:rsid="0090e6ea"/>
    </style:style>
    <style:style style:name="T62" style:family="text">
      <style:text-properties fo:color="#000000" style:font-name="Arial" fo:font-style="italic" fo:font-weight="normal" style:font-style-asian="italic" style:font-weight-asian="normal" style:font-style-complex="italic" style:font-weight-complex="normal"/>
    </style:style>
    <style:style style:name="T63" style:family="text">
      <style:text-properties officeooo:rsid="008b4f81"/>
    </style:style>
    <style:style style:name="T64" style:family="text">
      <style:text-properties fo:language="de" fo:country="DE" officeooo:rsid="00559f2b"/>
    </style:style>
    <style:style style:name="T65" style:family="text">
      <style:text-properties fo:language="de" fo:country="DE" fo:font-style="italic" officeooo:rsid="00ad3346" style:font-style-asian="italic" style:font-style-complex="italic"/>
    </style:style>
    <style:style style:name="T66" style:family="text">
      <style:text-properties fo:language="de" fo:country="DE" fo:font-style="italic" officeooo:rsid="00559f2b" style:font-style-asian="italic" style:font-style-complex="italic"/>
    </style:style>
    <style:style style:name="T67" style:family="text">
      <style:text-properties fo:language="de" fo:country="DE" fo:font-style="normal" officeooo:rsid="00ad3346" style:font-style-asian="normal" style:font-style-complex="normal"/>
    </style:style>
    <style:style style:name="T68" style:family="text">
      <style:text-properties fo:language="de" fo:country="DE" fo:font-style="normal" officeooo:rsid="00559f2b" style:font-style-asian="normal" style:font-style-complex="normal"/>
    </style:style>
    <style:style style:name="T69" style:family="text">
      <style:text-properties fo:language="de" fo:country="DE" officeooo:rsid="00ad3346"/>
    </style:style>
    <style:style style:name="T70" style:family="text">
      <style:text-properties fo:language="de" fo:country="DE" officeooo:rsid="001ecfe5"/>
    </style:style>
    <style:style style:name="T71" style:family="text">
      <style:text-properties officeooo:rsid="008a4b3c"/>
    </style:style>
    <style:style style:name="T72" style:family="text">
      <style:text-properties officeooo:rsid="008e6d82"/>
    </style:style>
    <style:style style:name="T73" style:family="text">
      <style:text-properties officeooo:rsid="02a6b895"/>
    </style:style>
    <style:style style:name="T74" style:family="text">
      <style:text-properties officeooo:rsid="00406759"/>
    </style:style>
    <style:style style:name="T75" style:family="text">
      <style:text-properties officeooo:rsid="00410299"/>
    </style:style>
    <style:style style:name="T76" style:family="text">
      <style:text-properties officeooo:rsid="005003da"/>
    </style:style>
    <style:style style:name="T77" style:family="text">
      <style:text-properties officeooo:rsid="00253e63"/>
    </style:style>
    <style:style style:name="T78" style:family="text">
      <style:text-properties officeooo:rsid="002c9aed"/>
    </style:style>
    <style:style style:name="T79" style:family="text">
      <style:text-properties officeooo:rsid="002e0872"/>
    </style:style>
    <style:style style:name="T80" style:family="text">
      <style:text-properties officeooo:rsid="00313fa4"/>
    </style:style>
    <style:style style:name="T81" style:family="text">
      <style:text-properties officeooo:rsid="0033500f"/>
    </style:style>
    <style:style style:name="T82" style:family="text">
      <style:text-properties officeooo:rsid="00360927"/>
    </style:style>
    <style:style style:name="T83" style:family="text">
      <style:text-properties officeooo:rsid="0036c2cd"/>
    </style:style>
    <style:style style:name="T84" style:family="text">
      <style:text-properties officeooo:rsid="00245fac"/>
    </style:style>
    <style:style style:name="T85" style:family="text">
      <style:text-properties officeooo:rsid="00454d7b"/>
    </style:style>
    <style:style style:name="T86" style:family="text">
      <style:text-properties officeooo:rsid="0046cad8"/>
    </style:style>
    <style:style style:name="T87" style:family="text">
      <style:text-properties officeooo:rsid="004d1c61"/>
    </style:style>
    <style:style style:name="T88" style:family="text">
      <style:text-properties officeooo:rsid="004e7986"/>
    </style:style>
    <style:style style:name="T89" style:family="text">
      <style:text-properties officeooo:rsid="00531f36"/>
    </style:style>
    <style:style style:name="T90" style:family="text">
      <style:text-properties officeooo:rsid="00577ee1"/>
    </style:style>
    <style:style style:name="T91" style:family="text">
      <style:text-properties officeooo:rsid="005ac9e9"/>
    </style:style>
    <style:style style:name="T92" style:family="text">
      <style:text-properties officeooo:rsid="005ca9b6"/>
    </style:style>
    <style:style style:name="T93" style:family="text">
      <style:text-properties officeooo:rsid="0060792d"/>
    </style:style>
    <style:style style:name="T94" style:family="text">
      <style:text-properties officeooo:rsid="00611587"/>
    </style:style>
    <style:style style:name="T95" style:family="text">
      <style:text-properties officeooo:rsid="00619edc"/>
    </style:style>
    <style:style style:name="T96" style:family="text">
      <style:text-properties officeooo:rsid="0064b99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9" text:outline-level="1" text:is-list-header="true"><text:soft-page-break/>Literaturverzeichnis</text:h>
      <text:p text:style-name="P2">Bogner, Alexander; Littig, Beate; Menz, Wolfgang <text:span text:style-name="T1">(2009):</text:span> <text:span text:style-name="T2">Experteninterviews: Theorien, Methoden, Anwendungsfelder</text:span>. 3., grundlegend überarbeitete Auflage. Wiesbaden: VS Verlag für Sozialwissenschaften, 2009</text:p>
      <text:p text:style-name="Text_20_body">Bremus, Timm <text:span text:style-name="T14">(2013):</text:span> <text:span text:style-name="T2">Barrierefreiheit: Webanwendungen ohne Hindernisse,</text:span> Frankfurt am Main: entwickler.press, 2013</text:p>
      <text:p text:style-name="P3">Hellbusch, Jan Eric; Bühler, Christian <text:span text:style-name="T1">(2005)</text:span>: <text:span text:style-name="T2">Barrierefreies Webdesign: Praxishandbuch für Webgestaltung und grafische Programmoberflächen,</text:span> 1. Aufl. Heidelberg: dpunkt-Verl, 2005</text:p>
      <text:p text:style-name="Text_20_body">Melançon, Benjamin, Hrsg <text:span text:style-name="T14">(2011):</text:span> <text:span text:style-name="T2">The definitive guide to Drupal 7,</text:span> New York: Apress, 2011</text:p>
      <text:p text:style-name="P4">Nielsen; Jakob; Loranger, Hoa <text:span text:style-name="T14">(2006):</text:span> <text:span text:style-name="T2">Web Usability,</text:span> Nachdr. der Ausg. 2006, München: Addison-Wesley, 20<text:span text:style-name="T15">06</text:span></text:p>
      <text:p text:style-name="Text_20_body">Oliveira, Domingos de <text:span text:style-name="T14">(2013):</text:span> <text:span text:style-name="T2">Barrierefreiheit im Internet: ein Handbuch für Redakteure,</text:span> Berlin: epubli, 2013</text:p>
      <text:p text:style-name="Text_20_body">VanDyk; John K. <text:span text:style-name="T1">(2009)</text:span>: <text:span text:style-name="T2">Das Drupal-Entwicklerhandbuch: der Praxisleitfaden für Drupal-basierte Webprojekte,</text:span> Open source library, München: Addison-Wesley, 200<text:span text:style-name="T1">9</text:span></text:p>
      <text:p text:style-name="P1"/>
      <text:h text:style-name="P30" text:outline-level="2" text:is-list-header="true">Bildverzeichnis</text:h>
      <text:p text:style-name="P5">Jürgensen, Andreas (2013): <text:span text:style-name="T3">„Leica M (240) Beispielbilder - Jonathan Slack“</text:span>, <text:span text:style-name="T16">online im Internet,</text:span> <text:a xlink:type="simple" xlink:href="https://www.l-camera-forum.com/leica-aktuell/2013/02/leica-m-240-beispielbilder-jonathan-slack/" text:style-name="Internet_20_link" text:visited-style-name="Visited_20_Internet_20_Link">https://www.l-camera-forum.com/leica-aktuell/2013/02/leica-m-240-beispielbilder-jonathan-slack/</text:a>, <text:span text:style-name="T16">vom <text:s/>05.02.2013, Abfrage vom 01.08.2018</text:span></text:p>
      <text:p text:style-name="P11">Reinecker Vision GmbH (2018): <text:span text:style-name="T3">„Reinecker Vision GmbH | Die Braillezeile mit Akku und Bluetooth“</text:span>, <text:span text:style-name="T17">online im Internet,</text:span> <text:soft-page-break/><text:a xlink:type="simple" xlink:href="https://www.reineckervision.de/produkte/braillesysteme/brailliant/" text:style-name="Internet_20_link" text:visited-style-name="Visited_20_Internet_20_Link">https://www.reineckervision.de/produkte/braillesysteme/brailliant/</text:a>, <text:span text:style-name="T18">von 2018, Abfrage vom 31.07.2018</text:span></text:p>
      <text:p text:style-name="P17">Schmidtler, Benno <text:span text:style-name="T79">(2017): </text:span><text:span text:style-name="T3">„Der CMS Vergleich 2017“</text:span>, <text:span text:style-name="T79">online im Internet, </text:span><text:a xlink:type="simple" xlink:href="http://www.memedia.de/der-cms-vergleich-2017" text:style-name="Internet_20_link" text:visited-style-name="Visited_20_Internet_20_Link">http://www.memedia.de/der-cms-vergleich-2017</text:a>, <text:span text:style-name="T79">vom</text:span> 23.<text:span text:style-name="T79">05.</text:span>2017, <text:span text:style-name="T79">Abfrage vom 04.08.2018</text:span></text:p>
      <text:p text:style-name="P24">Sterbenz, Benjamin; Ippisch, Hans; Rosenbusch, Rainer (2018): <text:span text:style-name="T3">„Golem.de: IT-News für Profis“</text:span>, online im Internet, <text:a xlink:type="simple" xlink:href="https://www.golem.de/" text:style-name="Internet_20_link" text:visited-style-name="Visited_20_Internet_20_Link">https://www.golem.de/</text:a>, vom 06.08.2018, Abfrage vom 06.08.2018</text:p>
      <text:p text:style-name="P11">STIFTUNG barrierefrei kommunizieren! (2018): <text:span text:style-name="T3">„Log</text:span><text:span text:style-name="T10">itech Trackman Marble - Computermaus</text:span><text:span text:style-name="T3">“</text:span>, <text:span text:style-name="T19">online im Internet,</text:span> <text:a xlink:type="simple" xlink:href="https://www.barrierefrei-kommunizieren.de/datenbank/produkt/?tx_txonlinedb_pi2%255Bproduct%255D=439" text:style-name="Internet_20_link" text:visited-style-name="Visited_20_Internet_20_Link">https://www.barrierefrei-kommunizieren.de/datenbank/produkt/?tx_txonlinedb_pi2%255Bproduct%255D=439</text:a>, <text:span text:style-name="T19">von 2018, Abfrage vom 31.07.2018</text:span></text:p>
      <text:p text:style-name="P11"><text:span text:style-name="T58">sun concept Werbeagentur GmbH </text:span><text:span text:style-name="T59">(2015): </text:span><text:span text:style-name="T49">„Was ist eigentlich ein Captcha?“</text:span><text:span text:style-name="T58">, </text:span><text:span text:style-name="T59">online im Internet, </text:span><text:a xlink:type="simple" xlink:href="https://www.sun-concept.de/blog/artikel/124-was-ist-eigentlich-ein-captcha" text:style-name="Internet_20_link" text:visited-style-name="Visited_20_Internet_20_Link"><text:span text:style-name="T58">https://www.sun-concept.de/blog/artikel/124-was-ist-eigentlich-ein-captcha</text:span></text:a><text:span text:style-name="T58">, </text:span><text:span text:style-name="T59">vom 11.02.2015, Abfrage vom 01.08.2018</text:span></text:p>
      <text:p text:style-name="Text_20_body"><text:span text:style-name="T86">Umbaugh, Brad (2018): </text:span><text:span text:style-name="T3">„Dialogfelder in Xamarin.Mac – Xamarin“</text:span>, <text:span text:style-name="T85">online im Internet, </text:span><text:a xlink:type="simple" xlink:href="https://docs.microsoft.com/de-de/xamarin/mac/user-interface/dialog" text:style-name="Internet_20_link" text:visited-style-name="Visited_20_Internet_20_Link">https://docs.microsoft.com/de-de/xamarin/mac/user-interface/dialog</text:a>, <text:span text:style-name="T85">vom 14.03.2017, Abfrage vom 06.08.2018</text:span></text:p>
      <text:h text:style-name="Heading_20_2" text:outline-level="2" text:is-list-header="true">Bildverzeichnis Wireframe</text:h>
      <text:p text:style-name="Text_20_body"><text:span text:style-name="T88">Benutzer: Smashicons (2018):</text:span><text:span text:style-name="T11"> </text:span><text:span text:style-name="T3">„Search Free Vector Icons Designed by Smashicons“</text:span>, <text:span text:style-name="T87">online im Internet, </text:span><text:a xlink:type="simple" xlink:href="https://www.flaticon.com/free-icon/search_149852#term=search&amp;page=1&amp;position=1" text:style-name="Internet_20_link" text:visited-style-name="Visited_20_Internet_20_Link"><text:span text:style-name="T87">https://www.flaticon.com/free-icon/search_149852#term=search&amp;page=1&amp;position=1</text:span></text:a>, <text:span text:style-name="T87">von 2018, Abfrage vom 07.08.2018</text:span></text:p>
      <text:p text:style-name="P25">Holldorff, Frank (2018): <text:span text:style-name="T3">„erdfisch“</text:span>, online im Internet, <text:a xlink:type="simple" xlink:href="https://erdfisch.de/" text:style-name="Internet_20_link" text:visited-style-name="Visited_20_Internet_20_Link">https://erdfisch.de/</text:a>, von 2018, Abfrage vom 07.08.2018</text:p>
      <text:p text:style-name="P26"><text:soft-page-break/><text:span text:style-name="T89">Mars, Bruce (2018): </text:span><text:span text:style-name="T3">„Portrait Photos · Pexels · Free Stock Photos · </text:span><text:span text:style-name="T12">Woman wearing coat</text:span><text:span text:style-name="T3">“</text:span>, <text:span text:style-name="T89">online im Internet,</text:span> <text:a xlink:type="simple" xlink:href="https://www.pexels.com/photo/woman-wearing-coat-762020/" text:style-name="Internet_20_link" text:visited-style-name="Visited_20_Internet_20_Link">https://www.pexels.com/photo/woman-wearing-coat-762020/</text:a>, <text:span text:style-name="T89">von 2018, Abfrage vom 07.08.2018</text:span></text:p>
      <text:h text:style-name="P31" text:outline-level="2" text:is-list-header="true">Internetlinkverzeichnis</text:h>
      <text:p text:style-name="P19"><text:span text:style-name="T80">AccessibilityTeam (2006): </text:span><text:span text:style-name="T3">„Accessibility – TYPO3Wiki“</text:span>, <text:span text:style-name="T80">online im Internet,</text:span> <text:a xlink:type="simple" xlink:href="https://wiki.typo3.org/Accessibility" text:style-name="Internet_20_link" text:visited-style-name="Visited_20_Internet_20_Link">https://wiki.typo3.org/Accessibility</text:a>, <text:span text:style-name="T80">von 2006, Abfrage vom 05.08.2018</text:span></text:p>
      <text:p text:style-name="P38"><text:span text:style-name="T94">Adermann, Nils; Boggiano, Jordi (2018): </text:span><text:span text:style-name="T3">„Composer“</text:span>, <text:span text:style-name="T94">online im Internet,</text:span> <text:a xlink:type="simple" xlink:href="https://getcomposer.org/" text:style-name="Internet_20_link" text:visited-style-name="Visited_20_Internet_20_Link">https://getcomposer.org/</text:a>, <text:span text:style-name="T94">von 2018, Abfrage vom 08.08.2018</text:span></text:p>
      <text:p text:style-name="P37"><text:span text:style-name="T93">Adler, Florian (2018):</text:span> <text:span text:style-name="T3">„leserlich.info – Kontrastrechner“</text:span>, <text:span text:style-name="T93">online im Internet,</text:span> <text:a xlink:type="simple" xlink:href="http://www.leserlich.info/werkzeuge/kontrastrechner/" text:style-name="Internet_20_link" text:visited-style-name="Visited_20_Internet_20_Link">http://www.leserlich.info/werkzeuge/kontrastrechner/</text:a>, <text:span text:style-name="T93">von 2018, Abfrage vom 08.08.2018</text:span></text:p>
      <text:p text:style-name="P10">Allan; James; Lowney, Greg; Patch, Ki<text:span text:style-name="T20">m;</text:span> Spellman, Jeanne <text:span text:style-name="T21">(2015):</text:span><text:span text:style-name="T3"> „User Agent Accessibility Guidelines (UAAG) 2.0“</text:span>, <text:span text:style-name="T21">online im Internet,</text:span> <text:a xlink:type="simple" xlink:href="https://www.w3.org/TR/UAAG20/" text:style-name="Internet_20_link" text:visited-style-name="Visited_20_Internet_20_Link">https://www.w3.org/TR/UAAG20/</text:a>, <text:span text:style-name="T21">vom</text:span> 15.<text:span text:style-name="T22">12.</text:span>2015, <text:span text:style-name="T21">Abfrage vom 13.03.2018</text:span></text:p>
      <text:p text:style-name="P10"><text:span text:style-name="T23">Apple (Deutschland) </text:span><text:span text:style-name="T24">(2018)</text:span><text:span text:style-name="T3">: „Bedienungshilfen für das Sehvermögen – iPhone“</text:span><text:span text:style-name="T23">, </text:span><text:span text:style-name="T24">online im Internet,</text:span> <text:a xlink:type="simple" xlink:href="https://www.apple.com/de/accessibility/iphone/vision/" text:style-name="Internet_20_link" text:visited-style-name="Visited_20_Internet_20_Link">https://www.apple.com/de/accessibility/iphone/vision/</text:a> <text:span text:style-name="T30">von 2018, Abfrage vom 31.07.2018</text:span></text:p>
      <text:p text:style-name="P28">Balsamiq Studios (2018): <text:span text:style-name="T3">„Balsamiq Products | Balsamiq“</text:span>, <text:span text:style-name="T91">online im Internet,</text:span> <text:a xlink:type="simple" xlink:href="https://balsamiq.com/products/" text:style-name="Internet_20_link" text:visited-style-name="Visited_20_Internet_20_Link">https://balsamiq.com/products/</text:a>, <text:span text:style-name="T91">von 2018, Abfrage vom 07.08.2018</text:span></text:p>
      <text:p text:style-name="P10"><text:span text:style-name="T22">Bundesrepublik Deutschland vertreten durch das Bundesministerium der Justiz und für Verbraucherschutz (2011): </text:span><text:span text:style-name="T4">Barrierefreie-Informationstechnik-Verordnung vom 12. September 2011 (BGBl. I S. 1843), Zuletzt geändert durch Art. 4 V v. 25.11.2016 I 2659</text:span><text:span text:style-name="T22">,</text:span> <text:span text:style-name="T21">online im Internet, </text:span><text:a xlink:type="simple" xlink:href="https://www.gesetze-im-internet.de/bitv_2_0/BJNR184300011.html" text:style-name="Internet_20_link" text:visited-style-name="Visited_20_Internet_20_Link"><text:span text:style-name="T21">https://www.gesetze-im-internet.de/bitv_2_0/BJNR184300011.html</text:span></text:a><text:span text:style-name="T21">, vom </text:span><text:span text:style-name="T31">12.09.2011</text:span><text:span text:style-name="T36">, Ab</text:span><text:span text:style-name="T21">frage vom</text:span> 16.<text:span text:style-name="T21">04.</text:span>2018</text:p>
      <text:p text:style-name="P10"><text:soft-page-break/><text:span text:style-name="T22">Bundesrepublik Deutschland vertreten durch das Bundesministerium der Justiz und für Verbraucherschutz (2018): </text:span><text:span text:style-name="T3">„BGG - nichtamtliches Inhaltsverzeichnis“</text:span>, <text:span text:style-name="T22">online im Internet, </text:span><text:a xlink:type="simple" xlink:href="https://www.gesetze-im-internet.de/bgg/" text:style-name="Internet_20_link" text:visited-style-name="Visited_20_Internet_20_Link"><text:span text:style-name="T22">https://www.gesetze-im-internet.de/bgg/</text:span></text:a><text:span text:style-name="T22">,</text:span> <text:span text:style-name="T22">vom 12.04.2018, Abfrage vom</text:span> 16.<text:span text:style-name="T22">04.</text:span>2018 </text:p>
      <text:p text:style-name="P10">CMS Garden e. V. (2018): <text:span text:style-name="T3">„Drupal | CMS Garden“</text:span>, online im Internet, <text:a xlink:type="simple" xlink:href="https://www.cms-garden.org/de/cms/drupal" text:style-name="Internet_20_link" text:visited-style-name="Visited_20_Internet_20_Link">https://www.cms-garden.org/de/cms/drupal</text:a>, von 2018, Abfrage vom 02.08.2018</text:p>
      <text:p text:style-name="P10"><text:span text:style-name="T61">Corrieri, Luca (2017): </text:span><text:span text:style-name="T3">„Ein Experteninterview für die Bachelorarbeit führen“</text:span>, <text:span text:style-name="T61">online im Internet, </text:span><text:a xlink:type="simple" xlink:href="https://www.scribbr.de/tipps/experteninterview-bachelorarbeit/" text:style-name="Internet_20_link" text:visited-style-name="Visited_20_Internet_20_Link">https://www.scribbr.de/tipps/experteninterview-bachelorarbeit/</text:a>, <text:span text:style-name="T61">vom </text:span>13.<text:span text:style-name="T61">03.</text:span>2017, <text:span text:style-name="T61">Abfrage vom 13.03.2018</text:span></text:p>
      <text:p text:style-name="P10">Cornelssen, Iris <text:span text:style-name="T21">(2009):</text:span> <text:span text:style-name="T3">„Richtlinien für barrierefreie Webinhalte (WCAG) 2.0 (Web Content Accessibility Guidelines (WCAG) 2.0)“</text:span>, <text:span text:style-name="T22">online im Internet, </text:span><text:a xlink:type="simple" xlink:href="https://www.w3.org/Translations/WCAG20-de/" text:style-name="Internet_20_link" text:visited-style-name="Visited_20_Internet_20_Link"><text:span text:style-name="T22">https://</text:span></text:a><text:a xlink:type="simple" xlink:href="https://www.w3.org/Translations/WCAG20-de/" text:style-name="Internet_20_link" text:visited-style-name="Visited_20_Internet_20_Link"><text:span text:style-name="T22">www.w3.org/Translations/WCAG20-de/</text:span></text:a><text:span text:style-name="T22">,</text:span> <text:span text:style-name="T21">vom </text:span>29.<text:span text:style-name="T22">10.</text:span>2009, <text:span text:style-name="T22">Abfrage vom 13.03.2018</text:span></text:p>
      <text:p text:style-name="P10"><text:span text:style-name="T32">DIN Deutsches Institut für Normung e. </text:span><text:span text:style-name="T33">V. (2018): </text:span><text:span text:style-name="T62">„</text:span><text:span text:style-name="T34">DIN EN ISO 9241-11 Ergonomie der Mensch-System-Interaktion – Teil 11: Gebrauchstauglichkeit: Begriffe und Konzepte (ISO/DIS 9241-11.2:2016); Deutsche und Englische Fassung prEN ISO 9241-11:2016</text:span><text:span text:style-name="T3">“</text:span><text:span text:style-name="T23">, </text:span><text:span text:style-name="T25">online im Internet,</text:span><text:span text:style-name="T5"> </text:span><text:a xlink:type="simple" xlink:href="https://www.din.de/de/mitwirken/normenausschuesse/naerg/entwuerfe/wdc-beuth:din21:263881854" text:style-name="Internet_20_link" text:visited-style-name="Visited_20_Internet_20_Link"><text:span text:style-name="T25">https://www.din.de/de/mitwirken/normenausschuesse/naerg/entwuerfe/wdc-beuth:din21:263881854</text:span></text:a><text:span text:style-name="T23">, </text:span><text:span text:style-name="T26">von 2018, </text:span><text:span text:style-name="T25">Abfrage vom</text:span><text:span text:style-name="T23"> 26.</text:span><text:span text:style-name="T25">07.</text:span><text:span text:style-name="T23">2018</text:span></text:p>
      <text:p text:style-name="P20"><text:span text:style-name="T23">Dobberkau, Olivier (2018): </text:span><text:span text:style-name="T3">„Accessibility </text:span><text:span text:style-name="T9">Initiative</text:span><text:span text:style-name="T3">“</text:span><text:span text:style-name="T23">, </text:span><text:span text:style-name="T29">online im Internet,</text:span><text:span text:style-name="T23"> </text:span><text:a xlink:type="simple" xlink:href="https://typo3.org/community/teams/typo3-development/initiatives/typo3-accessibility-initiative/" text:style-name="Internet_20_link" text:visited-style-name="Visited_20_Internet_20_Link"><text:span text:style-name="T23">https://typo3.org/community/teams/typo3-development/initiatives/typo3-accessibility-initiative/</text:span></text:a><text:span text:style-name="T23">, </text:span><text:span text:style-name="T29">von 2018, Abfrage vom 05.08.2018</text:span></text:p>
      <text:p text:style-name="P15"><text:span text:style-name="T23">Dolson, Joe </text:span><text:span text:style-name="T28">(2018):</text:span><text:span text:style-name="T23"> </text:span><text:span text:style-name="T3">„WP Accessibility“</text:span><text:span text:style-name="T23">, </text:span><text:span text:style-name="T28">online im Internet,</text:span><text:span text:style-name="T23"> </text:span><text:a xlink:type="simple" xlink:href="https://de.wordpress.org/plugins/wp-accessibility/" text:style-name="Internet_20_link" text:visited-style-name="Visited_20_Internet_20_Link"><text:span text:style-name="T23">https://de.wordpress.org/plugins/wp-accessibility/</text:span></text:a><text:span text:style-name="T23">, </text:span><text:span text:style-name="T28">von 01.04.2018, Abfrage vom 04.08.2018</text:span></text:p>
      <text:p text:style-name="P10"><text:span text:style-name="T23">E</text:span><text:span text:style-name="T27">uropean</text:span><text:span text:style-name="T23"> I</text:span><text:span text:style-name="T27">nnovation Partnership (2016):</text:span><text:span text:style-name="T4"> </text:span><text:span text:style-name="T3">„EN 301549:2015 - EUROPEAN INNOVATION PARTNERSHIP - European Commission“,</text:span> <text:span text:style-name="T22">online im Internet, </text:span><text:soft-page-break/><text:a xlink:type="simple" xlink:href="https://ec.europa.eu/eip/ageing/standards/ict-and-communication/accessibility-and-design-all/en-3015492015_en" text:style-name="Internet_20_link" text:visited-style-name="Visited_20_Internet_20_Link"><text:span text:style-name="T22">https://ec.europa.eu/eip/ageing/standards/ict-and-communication/accessibility-and-design-all/en-3015492015_en</text:span></text:a><text:span text:style-name="T22">, vom 15.05.</text:span>201<text:span text:style-name="T22">8, Abfrage vom 13.03.2018</text:span></text:p>
      <text:p text:style-name="P10"><text:span text:style-name="T63">Fei, Lin (2017): </text:span><text:span text:style-name="T3">„Einfache Diktiergerät im Mac App Store“</text:span>, <text:span text:style-name="T63">online im Internet, </text:span><text:a xlink:type="simple" xlink:href="https://itunes.apple.com/de/app/einfache-diktiergerät/id989175722?mt=12" text:style-name="Internet_20_link" text:visited-style-name="Visited_20_Internet_20_Link"><text:span text:style-name="T63">https://itunes.apple.com/de/app/einfache-diktierger%C3%A4t/id989175722?mt=12</text:span></text:a><text:span text:style-name="T63">, vom 2709.2017,</text:span> <text:span text:style-name="T63">Abfrage vom</text:span> 23.<text:span text:style-name="T63">03.</text:span>2018</text:p>
      <text:p text:style-name="P28">Higgins, Mark (2018): <text:span text:style-name="T3">„Download Adobe InDesign CC: kostenlos testen | DTP“</text:span>, <text:span text:style-name="T92">online im Internet,</text:span> <text:a xlink:type="simple" xlink:href="https://www.adobe.com/de/products/indesign.html?sdid=88X75SKP&amp;mv=search&amp;s_kwcid=AL!3085!3!272835360859!e!!g!!adobe%20indesign&amp;ef_id=W2l5UAAAATZeKhx5:20180807104952:s" text:style-name="Internet_20_link" text:visited-style-name="Visited_20_Internet_20_Link">https://www.adobe.com/de/products/indesign.html?sdid=88X75SKP&amp;mv=search&amp;s_kwcid=AL!3085!3!272835360859!e!!g!!adobe%20indesign&amp;ef_id=W2l5UAAAATZeKhx5:20180807104952:s</text:a>, <text:span text:style-name="T92">von 2018, Abfrage vom 07.08.2018</text:span></text:p>
      <text:p text:style-name="P6">Holldorff, Frank (2018): <text:span text:style-name="T3">„erdfisch“</text:span>, online im Internet, <text:a xlink:type="simple" xlink:href="https://erdfisch.de/" text:style-name="Internet_20_link" text:visited-style-name="Visited_20_Internet_20_Link">https://erdfisch.de/</text:a>, von 2018, Abfrage vom 19.05.2018</text:p>
      <text:p text:style-name="P10">Initiative (WAI), W3C Web Accessibility <text:span text:style-name="T22">(2016): </text:span><text:span text:style-name="T3">„WAI-ARIA Overview | Web Accessibility Initiative (WAI) | W3C“,</text:span> <text:span text:style-name="T22">online im Internet, </text:span><text:a xlink:type="simple" xlink:href="https://www.w3.org/WAI/intro/aria" text:style-name="Internet_20_link" text:visited-style-name="Visited_20_Internet_20_Link"><text:span text:style-name="T22">https://www.w3.org/WAI/intro/aria</text:span></text:a><text:span text:style-name="T22">, vom</text:span> 15.<text:span text:style-name="T22">01.</text:span>2016, <text:span text:style-name="T22">Abfrage vom 14.03.2018</text:span></text:p>
      <text:p text:style-name="P8"><text:span text:style-name="T70">Jarrell, Mark W. (2007): </text:span><text:span text:style-name="T66">„Text Resize“</text:span><text:span text:style-name="T64">, </text:span><text:span text:style-name="T70">online im Internet,</text:span><text:span text:style-name="T64"> </text:span><text:a xlink:type="simple" xlink:href="https://www.drupal.org/project/text_resize" text:style-name="Internet_20_link" text:visited-style-name="Visited_20_Internet_20_Link"><text:span text:style-name="T64">https://www.drupal.org/project/text_resize</text:span></text:a><text:span text:style-name="T64">, </text:span><text:span text:style-name="T70">vom 21.09.2007, Abfrage vom 03.08.2018</text:span></text:p>
      <text:p text:style-name="P7"><text:span text:style-name="T64">Krul, Annelien (2015): </text:span><text:span text:style-name="T65">„Wie führt man einen Literatur-Review durch?“</text:span><text:span text:style-name="T67">, </text:span><text:span text:style-name="T68">online im Internet,</text:span><text:span text:style-name="T69"> </text:span><text:a xlink:type="simple" xlink:href="https://www.scribbr.de/aufbau-und-gliederung/wie-fuehrt-man-einen-literatur-review-durch/" text:style-name="Internet_20_link" text:visited-style-name="Visited_20_Internet_20_Link"><text:span text:style-name="T69">https://www.scribbr.de/aufbau-und-gliederung/wie-fuehrt-man-einen-literatur-review-durch/</text:span></text:a><text:span text:style-name="T69">, </text:span><text:span text:style-name="T64">vom </text:span><text:span text:style-name="T69">9. November 2015, </text:span><text:span text:style-name="T64">Abfrage vom 26.07.2018</text:span></text:p>
      <text:p text:style-name="P14"><text:span text:style-name="T60">Kudwien, Daniel (2006): </text:span><text:span text:style-name="T48">„Switchtheme“</text:span><text:span text:style-name="T43">, </text:span><text:span text:style-name="T60">online im Internet,</text:span><text:span text:style-name="T43"> </text:span><text:a xlink:type="simple" xlink:href="https://www.drupal.org/project/switchtheme" text:style-name="Internet_20_link" text:visited-style-name="Visited_20_Internet_20_Link"><text:span text:style-name="T43">https://www.drupal.org/project/switchtheme</text:span></text:a><text:span text:style-name="T43">, </text:span><text:span text:style-name="T60">vom 19.08.2006, Abfrage vom 03.08.2018</text:span></text:p>
      <text:p text:style-name="P10"><text:span text:style-name="T43">Kurzrock, Dr Björn-Martin </text:span><text:span text:style-name="T44">(2014): </text:span><text:span text:style-name="T45">„</text:span><text:span text:style-name="T3">Anleitung für Experteninterviews im Rahmen wissenschaftlicher Arbeiten am Fachgebiet Immobilienökonomie“</text:span>, <text:span text:style-name="T44">online im Internet, </text:span><text:a xlink:type="simple" xlink:href="https://www.bauing.uni-kl.de/fileadmin/immobilien/pdf/Anleitungen/Anleitung_fuer_Expertengespraeche_FG_IOE.pdf" text:style-name="Internet_20_link" text:visited-style-name="Visited_20_Internet_20_Link"><text:span text:style-name="T44">https://www.bauing.uni-kl.de/fileadmin/immobilien/pdf/Anleitungen/</text:span></text:a><text:soft-page-break/><text:a xlink:type="simple" xlink:href="https://www.bauing.uni-kl.de/fileadmin/immobilien/pdf/Anleitungen/Anleitung_fuer_Expertengespraeche_FG_IOE.pdf" text:style-name="Internet_20_link" text:visited-style-name="Visited_20_Internet_20_Link"><text:span text:style-name="T44">Anleitung_fuer_Expertengespraeche_FG_IOE.pdf</text:span></text:a><text:span text:style-name="T44">, von 12.2014, Abfrage vom 13.03.2018</text:span></text:p>
      <text:p text:style-name="P12"><text:span text:style-name="T52">Leers, Wim</text:span><text:span text:style-name="T50"> </text:span><text:span text:style-name="T52">(2013): </text:span><text:span text:style-name="T46">„New Accessibility Feature: Drupal.Announce()“</text:span><text:span text:style-name="T50">, </text:span><text:span text:style-name="T52">online im Internet,</text:span><text:span text:style-name="T50"> </text:span><text:a xlink:type="simple" xlink:href="https://www.drupal.org/node/2014521" text:style-name="Internet_20_link" text:visited-style-name="Visited_20_Internet_20_Link"><text:span text:style-name="T50">https://www.drupal.org/node/2014521</text:span></text:a><text:span text:style-name="T50">, </text:span><text:span text:style-name="T52">vom </text:span><text:span text:style-name="T54">0</text:span><text:span text:style-name="T52">7.</text:span><text:span text:style-name="T53">06.</text:span><text:span text:style-name="T52">2013, Abfrage vom 03.08.2018</text:span></text:p>
      <text:p text:style-name="P41"><text:span text:style-name="T55">NGINX, Inc. (2018): </text:span><text:span text:style-name="T46">„NGINX | High Performance Load Balancer, Web Server, &amp; Reverse Proxy“</text:span><text:span text:style-name="T50">, </text:span><text:span text:style-name="T55">online im Internet, </text:span><text:span text:style-name="T50"><text:s/></text:span><text:a xlink:type="simple" xlink:href="https://www.nginx.com/" text:style-name="Internet_20_link" text:visited-style-name="Visited_20_Internet_20_Link"><text:span text:style-name="T50">https://www.nginx.com/</text:span></text:a><text:span text:style-name="T50">, </text:span><text:span text:style-name="T55">von 2018, Abfrage vom 08.08.2018</text:span></text:p>
      <text:p text:style-name="P10"><text:span text:style-name="T50">Penninger, Stefan; Meier, Stefan; Federrath, Hannes </text:span><text:span text:style-name="T51">(2012):</text:span><text:span text:style-name="T50"> </text:span><text:span text:style-name="T46">„Usability von CAPTCHA-Systemen“</text:span><text:span text:style-name="T50">, </text:span><text:span text:style-name="T51">online im Internet, </text:span><text:a xlink:type="simple" xlink:href="http://macdude.de/upload/CAPTCHA-Usability.pdf" text:style-name="Internet_20_link" text:visited-style-name="Visited_20_Internet_20_Link"><text:span text:style-name="T51">http://macdude.de/upload/CAPTCHA-Usability.pdf</text:span></text:a><text:span text:style-name="T51">, vom 07.03.2012, Abfrage vom 31.07.2018</text:span></text:p>
      <text:p text:style-name="P10"><text:span text:style-name="T50">Praetor Intermedia UG (2018): </text:span><text:span text:style-name="T47">„CRPD — Inhalte › UN-Behindertenrechtskonvention“,</text:span><text:span text:style-name="T56"> </text:span><text:span text:style-name="T57">online im Internet, </text:span><text:a xlink:type="simple" xlink:href="https://www.behindertenrechtskonvention.info/inhalte/" text:style-name="Internet_20_link" text:visited-style-name="Visited_20_Internet_20_Link"><text:span text:style-name="T56">https://www.behindertenrechtskonvention.info/inhalte/</text:span></text:a><text:span text:style-name="T56">, </text:span><text:span text:style-name="T57">von 2018, Abfrage vom</text:span><text:span text:style-name="T56"> 19.</text:span><text:span text:style-name="T57">05.</text:span><text:span text:style-name="T56">2018 </text:span></text:p>
      <text:p text:style-name="P10">Richards; Jan; Spellman, Jeanne; Treviranus, Jutta <text:span text:style-name="T71">(2015):</text:span> <text:span text:style-name="T3">„Authoring Tool Accessibility Guidelines (ATAG) 2.0“</text:span>, <text:span text:style-name="T71">online im Internet, </text:span><text:a xlink:type="simple" xlink:href="https://www.w3.org/TR/ATAG20/" text:style-name="Internet_20_link" text:visited-style-name="Visited_20_Internet_20_Link"><text:span text:style-name="T71">https://www.w3.org/TR/ATAG20/</text:span></text:a><text:span text:style-name="T71">, vom </text:span>24.<text:span text:style-name="T71">09.</text:span>2015, <text:span text:style-name="T71">Abfrage vom 14.03.2018</text:span></text:p>
      <text:p text:style-name="P10"><text:span text:style-name="T72">Samson Technologies (2018)</text:span>: <text:span text:style-name="T3">„SamsonTech“</text:span>, <text:span text:style-name="T72">online im Internet, </text:span><text:a xlink:type="simple" xlink:href="http://www.samsontech.com/samson/products/microphones/usb-microphones/gtrack/" text:style-name="Internet_20_link" text:visited-style-name="Visited_20_Internet_20_Link"><text:span text:style-name="T37">http://www.samsontech.com/samson/products/microphones/usb-microphones/gtrack/</text:span></text:a><text:span text:style-name="T37">, von 2018</text:span><text:span text:style-name="T35">, </text:span><text:span text:style-name="T37">Abfrage vom</text:span><text:span text:style-name="T35"> 23.</text:span><text:span text:style-name="T37">03.</text:span><text:span text:style-name="T35">2018</text:span></text:p>
      <text:p text:style-name="P18"><text:span text:style-name="T39">Schmidtler, Benno </text:span><text:span text:style-name="T40">(2017): </text:span><text:span text:style-name="T42">„Der CMS Vergleich 2017“</text:span><text:span text:style-name="T39">, </text:span><text:span text:style-name="T40">online im Internet, </text:span><text:a xlink:type="simple" xlink:href="http://www.memedia.de/der-cms-vergleich-2017" text:style-name="Internet_20_link" text:visited-style-name="Visited_20_Internet_20_Link"><text:span text:style-name="T39">http://www.memedia.de/der-cms-vergleich-2017</text:span></text:a><text:span text:style-name="T39">, </text:span><text:span text:style-name="T40">vom</text:span><text:span text:style-name="T39"> 23.</text:span><text:span text:style-name="T40">05.</text:span><text:span text:style-name="T39">2017, </text:span><text:span text:style-name="T40">Abfrage vom 04.08.2018</text:span></text:p>
      <text:p text:style-name="P21"><text:span text:style-name="T82">Schwarzkopf, Andreas (2005): </text:span><text:span text:style-name="T3">„</text:span><text:span text:style-name="T8">C</text:span><text:span text:style-name="T3">ss_styled_multimedia 0.1.3 documentation“</text:span>, <text:span text:style-name="T82">online im Internet,</text:span> <text:a xlink:type="simple" xlink:href="https://docs.typo3.org/typo3cms/extensions/css_styled_multimedia/Manual/Index.html" text:style-name="Internet_20_link" text:visited-style-name="Visited_20_Internet_20_Link">https://docs.typo3.org/typo3cms/extensions/css_styled_multimedia/Manual/Index.html</text:a>, <text:span text:style-name="T82">vom 29.09.2005, Abfrage vom 05.08.2018</text:span></text:p>
      <text:p text:style-name="P10"><text:soft-page-break/><text:span text:style-name="T39">Seel, Helga (2018): </text:span><text:span text:style-name="T41">„Bundesarbeitsgemeinschaft für Rehabilitation e.V. (BAR): Richtlinien für Barrierefreiheit“</text:span><text:span text:style-name="T35">, </text:span><text:span text:style-name="T38">online im Internet,</text:span><text:span text:style-name="T35"> </text:span><text:a xlink:type="simple" xlink:href="https://www.bar-frankfurt.de/bar-ev/barrierefreiheit/richtlinien-fuer-barrierefreiheit/" text:style-name="Internet_20_link" text:visited-style-name="Visited_20_Internet_20_Link"><text:span text:style-name="T35">https://www.bar-frankfurt.de/bar-ev/barrierefreiheit/richtlinien-fuer-barrierefreiheit/</text:span></text:a><text:span text:style-name="T35">, </text:span><text:span text:style-name="T38">von 2018, Abfrage vom 15.03.2018</text:span></text:p>
      <text:p text:style-name="P10"><text:span text:style-name="T38">Steenhout, Nicolas (2008): </text:span><text:span text:style-name="T42">„Web Accessibility and Content Management Systems“</text:span><text:span text:style-name="T38">, online im Internet, </text:span><text:a xlink:type="simple" xlink:href="https://incl.ca/web-accessibility-and-content-management-systems/" text:style-name="Internet_20_link" text:visited-style-name="Visited_20_Internet_20_Link"><text:span text:style-name="T38">https://incl.ca/web-accessibility-and-content-management-systems/</text:span></text:a><text:span text:style-name="T38">, vom <text:s/>Oktober 2008. Abfrage am 31.07.2018</text:span></text:p>
      <text:p text:style-name="P22"><text:span text:style-name="T83">Steinhausen, Julia; Ihln, Tamara (2014):</text:span> <text:span text:style-name="T3">„Grounded Theory“</text:span>, <text:span text:style-name="T83">online im Internet,</text:span> <text:a xlink:type="simple" xlink:href="https://blogs.uni-paderborn.de/fips/2014/11/26/grounded-theory/" text:style-name="Internet_20_link" text:visited-style-name="Visited_20_Internet_20_Link">https://blogs.uni-paderborn.de/fips/2014/11/26/grounded-theory/</text:a>, <text:span text:style-name="T83">vom 26.11.2014, Abfrage vom 05.08.2018</text:span></text:p>
      <text:p text:style-name="P10">Tam, Jennifer; Simsa, Jiri; Huggins-Daines, David; Ahn, Luis <text:span text:style-name="T73">v</text:span>on; Blum, Manuel <text:span text:style-name="T73">(2008): </text:span><text:span text:style-name="T6">„</text:span><text:span text:style-name="T3">Improving Audio CAPTCHAs</text:span><text:span text:style-name="T6">“</text:span><text:span text:style-name="T73">, online im Internet, </text:span><text:a xlink:type="simple" xlink:href="http://cups.cs.cmu.edu/soups/2008/SOAPS/tam.pdf" text:style-name="Internet_20_link" text:visited-style-name="Visited_20_Internet_20_Link"><text:span text:style-name="T73">http://cups.cs.cmu.edu/soups/2008/SOAPS/tam.pdf</text:span></text:a><text:span text:style-name="T73">, vom 23.07.2008, Abfrage vom 31.07.2018</text:span></text:p>
      <text:p text:style-name="P16">Volkov, Alex <text:span text:style-name="T78">(2018):</text:span> <text:span text:style-name="T3">„WP Accessibility Helper (WAH)“</text:span>, <text:span text:style-name="T78">online im Internet,</text:span> <text:a xlink:type="simple" xlink:href="https://de.wordpress.org/plugins/wp-accessibility-helper/" text:style-name="Internet_20_link" text:visited-style-name="Visited_20_Internet_20_Link">https://de.wordpress.org/plugins/wp-accessibility-helper/</text:a>, <text:span text:style-name="T78">vom 15.07.2018, Abfrage vom 04.08.2018</text:span></text:p>
      <text:p text:style-name="P39"><text:span text:style-name="T81">Wappler, Sven; Vorpahl, Ronny (2018): </text:span><text:span text:style-name="T3">„</text:span><text:span text:style-name="T7">A</text:span><text:span text:style-name="T3">21glossary 8.0.1 documentation“</text:span>, <text:span text:style-name="T81">online im Internet, </text:span><text:a xlink:type="simple" xlink:href="https://docs.typo3.org/typo3cms/extensions/a21glossary/Introduction/Index.html" text:style-name="Internet_20_link" text:visited-style-name="Visited_20_Internet_20_Link">https://docs.typo3.org/typo3cms/extensions/a21glossary/Introduction/Index.html</text:a>, <text:span text:style-name="T81">vom 16.02.2018, Abfrage vom 05.08.2018</text:span></text:p>
      <text:p text:style-name="P40"><text:span text:style-name="T95">Weitzman, Moshe (2018): </text:span><text:span text:style-name="T3">„Drush“</text:span>, <text:span text:style-name="T95">online im Internet,</text:span> <text:a xlink:type="simple" xlink:href="https://www.drush.org/" text:style-name="Internet_20_link" text:visited-style-name="Visited_20_Internet_20_Link">https://www.drush.org/</text:a>, <text:span text:style-name="T95">von 2018, Abfrage vom 08.08.2018</text:span></text:p>
      <text:p text:style-name="P27"><text:span text:style-name="T90">W3C (2016): </text:span><text:span text:style-name="T3">„Understanding Success Criterion 1.4.3 | </text:span><text:span text:style-name="T13">Contrast (Minimum)</text:span><text:span text:style-name="T3">“</text:span>, <text:span text:style-name="T90">online im Internet,</text:span> <text:a xlink:type="simple" xlink:href="https://www.w3.org/TR/UNDERSTANDING-WCAG20/visual-audio-contrast-contrast.html" text:style-name="Internet_20_link" text:visited-style-name="Visited_20_Internet_20_Link">https://www.w3.org/TR/UNDERSTANDING-WCAG20/visual-audio-contrast-contrast.html</text:a>, <text:span text:style-name="T90">von 2016, Abfrage vom 07.08.2018</text:span></text:p>
      <text:p text:style-name="P13"><text:span text:style-name="T77">Zwahlen, Christian (2007)</text:span>:<text:span text:style-name="T3"> „Page Style“</text:span>, <text:span text:style-name="T77">online im Internet,</text:span> <text:a xlink:type="simple" xlink:href="https://www.drupal.org/project/pagestyle" text:style-name="Internet_20_link" text:visited-style-name="Visited_20_Internet_20_Link">https://www.drupal.org/project/pagestyle</text:a>, <text:span text:style-name="T77">vom 21.11.2007, Abfrage vom 03.08.2018</text:span></text:p>
      <text:p text:style-name="P13"><text:soft-page-break/></text:p>
      <text:p text:style-name="P13"/>
      <text:h text:style-name="Heading_20_3" text:outline-level="3" text:is-list-header="true">Interviewverzeichnis</text:h>
      <text:p text:style-name="P23">Interviewprotokoll vom 17.03.2018, <text:span text:style-name="T84">Business Developer Gesellschaft zur Entwicklung von Dingen mbH, </text:span>Westphal, Dennis</text:p>
      <text:h text:style-name="P35" text:outline-level="3" text:is-list-header="true"><text:line-break/>Bachelo<text:span text:style-name="T80">r</text:span>arbeiten (noch zu evaluieren ob ich die brauche)</text:h>
      <text:p text:style-name="P9"><text:a xlink:type="simple" xlink:href="http://www.gdv.informatik.uni-frankfurt.de/abschlussarbeiten/download/2016-31/ausarbeitung.pdf" text:style-name="Internet_20_link" text:visited-style-name="Visited_20_Internet_20_Link">http://www.gdv.informatik.uni-frankfurt.de/abschlussarbeiten/download/2016-31/ausarbeitung.pdf</text:a>, <text:span text:style-name="T74">aufgerufen am 13.03.2018 um 12:30 Uhr</text:span></text:p>
      <text:p text:style-name="P9"><text:a xlink:type="simple" xlink:href="https://swa.informatik.uni-hamburg.de/files/abschlussarbeiten/Bachelorarbeit_Maximilian_Blochberger_2013.pdf" text:style-name="Internet_20_link" text:visited-style-name="Visited_20_Internet_20_Link">https://swa.informatik.uni-hamburg.de/files/abschlussarbeiten/Bachelorarbeit_Maximilian_Blochberger_2013.pdf</text:a>, <text:span text:style-name="T74">aufgerufen am 13.03.2018 um 13:40 Uhr</text:span></text:p>
      <text:p text:style-name="P9"><text:a xlink:type="simple" xlink:href="http://digibib.hs-nb.de/file/dbhsnb_derivate_0000002227/Bachelorarbeit-Goepel-2016.pdf" text:style-name="Internet_20_link" text:visited-style-name="Visited_20_Internet_20_Link">http://digibib.hs-nb.de/file/dbhsnb_derivate_0000002227/Bachelorarbeit-Goepel-2016.pdf</text:a>, <text:span text:style-name="T74">aufgerufen am 13.03.2018 um 9:59 Uhr</text:span></text:p>
      <text:p text:style-name="P9"><text:a xlink:type="simple" xlink:href="https://www.publicplan.de/sites/default/files/anwendertag2017/7_2%20Niemietz%20-%20Barrierefreiheit.pdf" text:style-name="Internet_20_link" text:visited-style-name="Visited_20_Internet_20_Link">https://www.publicplan.de/sites/default/files/anwendertag2017/7_2%20Niemietz%20-%20Barrierefreiheit.pdf</text:a>, <text:span text:style-name="T74">aufgerufen am 14.03.2018 um 11:07 Uhr</text:span></text:p>
      <text:p text:style-name="P9"><text:a xlink:type="simple" xlink:href="http://www.bit-informationsdesign.de/iwp-8-2005/IWP-8-2005-Schweibenz.pdf" text:style-name="Internet_20_link" text:visited-style-name="Visited_20_Internet_20_Link">http://www.bit-informationsdesign.de/iwp-8-2005/IWP-8-2005-Schweibenz.pdf</text:a>, <text:span text:style-name="T75">aufgerufen am 15.03.2018 um 10:34 Uhr</text:span></text:p>
      <text:p text:style-name="P9"/>
      <text:p text:style-name="P9"><text:a xlink:type="simple" xlink:href="https://www.drupal.org/docs/8/accessibility/drupal-8-accessibility-features" text:style-name="Internet_20_link" text:visited-style-name="Visited_20_Internet_20_Link">https://www.drupal.org/docs/8/accessibility/drupal-8-accessibility-features</text:a>, <text:span text:style-name="T76">aufgerufen am 15.03.2018 um 12:14 Uhr</text:span></text:p>
      <text:p text:style-name="P9"><text:a xlink:type="simple" xlink:href="https://www.drupal.org/node/2014521" text:style-name="Internet_20_link" text:visited-style-name="Visited_20_Internet_20_Link">https://www.drupal.org/node/2014521</text:a>, <text:span text:style-name="T76">aufgerufen am 15.03.2018 um 12:10 Uh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Grande" svg:font-family="'Lucida Grande', 'Lucida Sans Unicode', 'Lucida Sans', Verdana, Tahoma, sans-serif"/>
    <style:font-face style:name="TrebuchetMS" svg:font-family="TrebuchetMS"/>
    <style:font-face style:name="adobe-clean" svg:font-family="adobe-clean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pitch="variable"/>
    <style:font-face style:name="Raleway" svg:font-family="Raleway" style:font-adornments="Thin" style:font-pitch="variable"/>
    <style:font-face style:name="Univers LT Std" svg:font-family="'Univers LT Std'" style:font-adornments="55 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Text_20_body" style:display-name="Text body" style:family="paragraph" style:parent-style-name="Standard" style:class="text">
      <style:paragraph-properties fo:margin-top="0.21cm" fo:margin-bottom="0.21cm" loext:contextual-spacing="false" fo:line-height="150%"/>
      <style:text-properties style:font-name="Arial" fo:font-family="Arial" style:font-family-generic="swiss" style:font-pitch="variabl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style:font-pitch="variable" fo:font-size="10pt" fo:font-style="italic" officeooo:rsid="01421a08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index_20_1" style:display-name="Table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" fo:font-family="Arial" style:font-family-generic="swiss" style:font-pitch="variable"/>
    </style:style>
    <style:style style:name="Tabelle" style:family="paragraph" style:parent-style-name="Caption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0cm" fo:margin-right="0cm" fo:margin-top="0.21cm" fo:margin-bottom="0.21cm" loext:contextual-spacing="false" fo:line-height="150%" fo:text-indent="0cm" style:auto-text-indent="false">
        <style:tab-stops>
          <style:tab-stop style:position="13.503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Abbildung" style:family="paragraph" style:parent-style-name="Caption"/>
    <style:style style:name="Illustration_20_Index_20_1" style:display-name="Illustration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" fo:font-family="Arial" style:font-family-generic="swiss" style:font-pitch="variable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>
      <style:text-properties style:font-name="Arial" fo:font-family="Arial" style:font-family-generic="swiss" style:font-pitch="variabl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cm" fo:margin-right="1cm" fo:margin-top="0cm" fo:margin-bottom="0.499cm" loext:contextual-spacing="false" fo:text-align="start" style:justify-single-word="false" fo:text-indent="0cm" style:auto-text-indent="false"/>
      <style:text-properties style:font-name="Arial" fo:font-family="Arial" style:font-family-generic="swiss" style:font-pitch="variable"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officeooo:rsid="026939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eite" style:family="paragraph" style:parent-style-name="Footer">
      <style:paragraph-properties fo:text-align="end" style:justify-single-word="false"/>
      <style:text-properties fo:font-size="8pt" style:font-size-asian="8pt"/>
    </style:style>
    <style:style style:name="Anrede" style:family="paragraph" style:parent-style-name="Standard" style:next-style-name="Standard">
      <style:paragraph-properties fo:margin-top="0cm" fo:margin-bottom="0.423cm" loext:contextual-spacing="false"/>
    </style:style>
    <style:style style:name="mfG" style:family="paragraph" style:parent-style-name="Standard">
      <style:paragraph-properties fo:margin-top="0.847cm" fo:margin-bottom="1.27cm" loext:contextual-spacing="false"/>
      <style:text-properties style:font-size-complex="12pt"/>
    </style:style>
    <style:style style:name="Adresse" style:family="paragraph" style:parent-style-name="Standard">
      <style:paragraph-properties fo:line-height="0.459cm">
        <style:tab-stops>
          <style:tab-stop style:position="5.831cm"/>
        </style:tab-stops>
      </style:paragraph-properties>
      <style:text-properties style:font-name="Calibri" fo:font-family="Calibri" style:font-pitch="variable"/>
    </style:style>
    <style:style style:name="Datum" style:family="paragraph" style:parent-style-name="Standard" style:next-style-name="Standard">
      <style:paragraph-properties fo:margin-top="0.529cm" fo:margin-bottom="1.129cm" loext:contextual-spacing="false" fo:text-align="end" style:justify-single-word="false"/>
      <style:text-properties style:font-name="Calibri" fo:font-family="Calibri" style:font-pitch="variable" fo:font-size="10pt" style:font-size-asian="10pt"/>
    </style:style>
    <style:style style:name="Betreff" style:family="paragraph" style:parent-style-name="Standard">
      <style:paragraph-properties fo:margin-top="0cm" fo:margin-bottom="1.199cm" loext:contextual-spacing="false">
        <style:tab-stops>
          <style:tab-stop style:position="13.935cm"/>
        </style:tab-stops>
      </style:paragraph-properties>
      <style:text-properties style:font-name="Calibri" fo:font-family="Calibri" style:font-pitch="variable"/>
    </style:style>
    <style:style style:name="_5b_No_20_paragraph_20_style_5d_" style:display-name="[No paragraph style]" style:family="paragraph">
      <style:paragraph-properties fo:line-height="120%" fo:orphans="2" fo:widows="2" style:text-autospace="none" style:vertical-align="middle"/>
      <style:text-properties fo:color="#000000" style:font-name="Times New Roman" fo:font-family="'Times New Roman'" style:font-family-generic="roman" style:font-pitch="variable" fo:font-size="12pt" fo:language="de" fo:country="DE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f2ba4b" style:font-name="Arial" fo:font-family="Arial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facd0c" style:font-name="Arial" fo:font-family="Arial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f39400" style:font-name="Arial" fo:font-family="Arial" style:font-family-generic="swiss" style:font-pitch="variable" fo:font-size="130%" fo:language="de" fo:country="DE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Arial" fo:font-family="Arial" style:font-family-generic="swiss" style:font-pitch="variable" fo:font-size="10pt" officeooo:rsid="009d10d6" style:font-size-asian="10pt" style:font-size-complex="10pt"/>
    </style:style>
    <style:style style:name="Title" style:family="paragraph" style:parent-style-name="Heading" style:next-style-name="Text_20_body" style:class="chapter">
      <style:paragraph-properties fo:margin-top="0.21cm" fo:margin-bottom="0.21cm" loext:contextual-spacing="false" fo:line-height="150%" fo:text-align="center" style:justify-single-word="false"/>
      <style:text-properties style:font-name="Arial" fo:font-family="Arial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benannt1" style:family="text">
      <style:text-properties fo:color="#ff9900" style:font-name="Univers LT Std" fo:font-family="'Univers LT Std'" style:font-style-name="55 Roman" style:font-pitch="variable" style:font-size-asian="10.5pt" style:font-weight-asian="normal" style:font-weight-complex="normal"/>
    </style:style>
    <style:style style:name="Wusch" style:family="text" style:parent-style-name="Drop_20_Caps">
      <style:text-properties fo:color="#ff950e" style:font-name="Raleway" fo:font-family="Raleway" style:font-style-name="Thin" style:font-pitch="variable" fo:font-size="36pt" fo:language="de" fo:country="DE" fo:font-style="normal" fo:font-weight="250" officeooo:rsid="0035bd1b" fo:background-color="#eeeeee" style:font-name-asian="TrebuchetMS" style:font-family-asian="TrebuchetMS" style:font-size-asian="36pt" style:font-style-asian="normal" style:font-weight-asian="normal" style:font-name-complex="TrebuchetMS" style:font-family-complex="TrebuchetMS" style:font-size-complex="36pt" style:language-complex="ar" style:country-complex="SA" style:font-style-complex="normal" style:font-weight-complex="normal"/>
    </style:style>
    <style:style style:name="Drop_20_Caps" style:display-name="Drop Caps" style:family="text">
      <style:text-properties style:font-name="Raleway" fo:font-family="Raleway" style:font-style-name="Thin" style:font-pitch="variable" fo:font-size="48pt" fo:font-weight="250" style:font-size-asian="10.5pt" style:font-weight-asian="normal" style:font-weight-complex="norm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Page_20_Number" style:display-name="Page Number" style:family="text" style:parent-style-name="Absatz-Standardschriftart"/>
    <style:style style:name="Absatz-Standardschriftart" style:family="text">
      <style:text-properties fo:color="#ff9900" fo:font-size="36pt" style:font-size-asian="31.5pt" style:font-size-complex="36pt"/>
    </style:style>
    <style:style style:name="Numbering_20_Symbols" style:display-name="Numbering Symbols" style:family="text">
      <style:text-properties style:font-name="Arial" fo:font-family="Arial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apple-converted-space" style:family="text">
      <style:text-properties style:font-name-complex="Times New Roman1" style:font-family-complex="'Times New Roman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size="10pt" officeooo:rsid="001820a1" officeooo:paragraph-rsid="001820a1" style:font-size-asian="10pt" style:font-size-complex="10pt"/>
    </style:style>
    <style:style style:name="MP2" style:family="paragraph" style:parent-style-name="Header_20_right">
      <style:paragraph-properties fo:text-align="end" style:justify-single-word="false"/>
      <style:text-properties style:font-name="Arial" fo:font-size="10pt" style:font-size-asian="10pt" style:font-size-complex="10pt"/>
    </style:style>
    <style:style style:name="MP3" style:family="paragraph" style:parent-style-name="Footer">
      <style:paragraph-properties fo:text-align="end" style:justify-single-word="false"/>
      <style:text-properties style:font-name="Arial" fo:language="de" fo:country="DE"/>
    </style:style>
    <style:style style:name="MP4" style:family="paragraph" style:parent-style-name="Footer">
      <style:paragraph-properties fo:text-align="end" style:justify-single-word="false"/>
      <style:text-properties style:font-name="Arial"/>
    </style:style>
    <style:page-layout style:name="Mpm1">
      <style:page-layout-properties fo:page-width="21.001cm" fo:page-height="29.7cm" style:num-format="1" style:print-orientation="portrait" fo:margin-top="3cm" fo:margin-bottom="2cm" fo:margin-left="4.001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3cm" fo:margin-bottom="2cm" fo:margin-left="4.00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I" style:print-orientation="portrait" fo:margin-top="3cm" fo:margin-bottom="2cm" fo:margin-left="4.001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achelorarbeit Janet Lehmann</text:p>
      </style:header>
      <style:header-first>
        <text:p text:style-name="MP2">Bachelorarbeit Janet Lehmann</text:p>
      </style:header-first>
      <style:footer>
        <text:p text:style-name="MP3"><text:page-number style:num-format="1" text:select-page="current">0</text:page-number></text:p>
      </style:footer>
      <style:footer-first>
        <text:p text:style-name="MP3"><text:page-number text:select-page="current"/></text:p>
      </style:footer-first>
    </style:master-page>
    <style:master-page style:name="Endnote" style:page-layout-name="Mpm2"/>
    <style:master-page style:name="Index" style:page-layout-name="Mpm3">
      <style:footer>
        <text:p text:style-name="MP4"><text:page-number text:select-page="current">IX</text:page-number></text:p>
      </style:footer>
      <style:footer-first>
        <text:p text:style-name="Footer"/>
      </style:footer-first>
    </style:master-page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iteraturverzeichnis</dc:title>
    <dc:date>2018-08-08T09:21:25.088666124</dc:date>
    <dc:creator>Janet Lehmann</dc:creator>
    <meta:editing-duration>P1DT20H42M57S</meta:editing-duration>
    <meta:editing-cycles>48</meta:editing-cycles>
    <meta:generator>LibreOffice/6.0.6.2$MacOSX_X86_64 LibreOffice_project/0c292870b25a325b5ed35f6b45599d2ea4458e77</meta:generator>
    <meta:document-statistic meta:table-count="0" meta:image-count="0" meta:object-count="0" meta:page-count="9" meta:paragraph-count="76" meta:word-count="1140" meta:character-count="12066" meta:non-whitespace-character-count="10990"/>
    <meta:template xlink:type="simple" xlink:actuate="onRequest" xlink:title="" xlink:href="../Bachelorarbeit_Master.odm" meta:date="2018-08-08T07:33:38.005614086"/>
  </office:meta>
</office:document-meta>
</file>